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6cm" fo:min-width="23.995cm"/>
    </style:style>
    <style:style style:name="pr1" style:family="presentation" style:parent-style-name="Default-title">
      <style:graphic-properties fo:min-height="5.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08cm" svg:x="1.471cm" svg:y="0.254cm" presentation:class="title" presentation:user-transformed="true">
          <draw:text-box>
            <text:p><text:span text:style-name="T1">ASTR 288P</text:span><text:span text:style-name="T1"><text:line-break/></text:span><text:span text:style-name="T1">Lecture 2</text:span></text:p>
          </draw:text-box>
        </draw:frame>
        <draw:frame presentation:style-name="pr2" draw:layer="layout" svg:width="25.199cm" svg:height="12.179cm" svg:x="1.979cm" svg:y="5.588cm" presentation:class="outline" presentation:user-transformed="true">
          <draw:text-box>
            <text:list text:style-name="L2">
              <text:list-item>
                <text:p><text:span text:style-name="T2">Remote UNIX:</text:span></text:p>
                <text:list>
                  <text:list-item>
                    <text:p><text:span text:style-name="T2">Single terminal: <text:s/></text:span><text:span text:style-name="T3">ssh</text:span><text:span text:style-name="T2"> or </text:span><text:span text:style-name="T3">putty</text:span></text:p>
                    <text:list>
                      <text:list-item>
                        <text:p><text:span text:style-name="T2">Use ‘screen’ or ‘tmux’ for session management (optional)</text:span></text:p>
                      </text:list-item>
                    </text:list>
                  </text:list-item>
                  <text:list-item>
                    <text:p><text:span text:style-name="T2">GUI session (recommended): <text:s text:c="2"/>VNC <text:s/>(</text:span><text:span text:style-name="T3">vncviewer</text:span><text:span text:style-name="T2">)</text:span></text:p>
                  </text:list-item>
                </text:list>
              </text:list-item>
              <text:list-item>
                <text:p>UNIX:</text:p>
                <text:list>
                  <text:list-item>
                    <text:p>Shell (<text:span text:style-name="T4">bash</text:span>, tcsh, xonsh) and <text:span text:style-name="T4">shell scripting</text:span></text:p>
                  </text:list-item>
                  <text:list-item>
                    <text:p>File System <text:s/>(/, /usr/bin, /etc, $HOME)</text:p>
                  </text:list-item>
                  <text:list-item>
                    <text:p>Editors (<text:span text:style-name="T4">emacs</text:span>, vi, gedit, pico) <text:span text:style-name="T5">[42 listed on wikipedia]</text:span></text:p>
                  </text:list-item>
                  <text:list-item>
                    <text:p>Tools</text:p>
                    <text:list>
                      <text:list-item>
                        <text:p>Native Unix tools: <text:span text:style-name="T4">ls, cp, mkdir, cd, mv, awk, grep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draw:style-name="gr2" draw:text-style-name="P2" draw:layer="layout" svg:width="13.456cm" svg:height="0.962cm" svg:x="7.62cm" svg:y="19.05cm">
          <draw:text-box>
            <text:p><text:a xlink:href="http://www.astro.umd.edu/~teuben/ASTR288P" xlink:type="simple">http://www.astro.umd.edu/~teuben/ASTR288P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24.495cm" svg:height="5.856cm" svg:x="2.429cm" svg:y="7.352cm">
          <draw:text-box>
            <text:p><text:span text:style-name="T6">Follow </text:span><text:span text:style-name="T7">lectures/Lecture2.txt</text:span><text:span text:style-name="T6"> from </text:span><text:span text:style-name="T6"><text:a xlink:href="https://github.com/teuben/astr288p" xlink:type="simple">https://github.com/teuben/astr288p</text:a></text:span></text:p>
            <text:p/>
            <text:p><text:span text:style-name="T6"><text:s text:c="29"/></text:span><text:span text:style-name="T6">Or direct URL:</text:span></text:p>
            <text:p/>
            <text:p><text:span text:style-name="T6"><text:a xlink:href="https://github.com/teuben/astr288p/blob/master/lectures/Lecture2.txt" xlink:type="simple">https://github.com/teuben/astr288p/blob/master/lectures/Lecture2.txt</text:a></text:span></text:p>
            <text:p/>
            <text:p><text:span text:style-name="T6"><text:s text:c="8"/></text:span><text:span text:style-name="T6">Cut and Paste in your terminal and follow guideline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have we learned today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ics of using the Unix shell <text:s/>(bash)</text:p>
              </text:list-item>
              <text:list-item>
                <text:p>Some basic Unix commands</text:p>
              </text:list-item>
              <text:list-item>
                <text:p>How and where to find information about these commands</text:p>
              </text:list-item>
              <text:list-item>
                <text:p>How to navigate through the file system (directories)</text:p>
              </text:list-item>
              <text:list-item>
                <text:p>Combine Unix commands using redirection and pip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have we not learned today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over from removed files or directories</text:p>
                <text:list>
                  <text:list-item>
                    <text:p>At astro.umd.edu: <text:s text:c="2"/>/backup/home/$USER/</text:p>
                  </text:list-item>
                  <text:list-item>
                    <text:p><text:s text:c="31"/>/daily/home/$US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0:11:47.764872545</meta:creation-date>
    <dc:date>2017-01-30T08:13:19.249250511</dc:date>
    <meta:editing-duration>P3DT14H14M3S</meta:editing-duration>
    <meta:editing-cycles>62</meta:editing-cycles>
    <meta:generator>LibreOffice/5.1.4.2$Linux_X86_64 LibreOffice_project/10m0$Build-2</meta:generator>
    <meta:document-statistic meta:object-count="38"/>
  </office:meta>
</office:document-meta>
</file>